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fo:min-height="3.506cm"/>
    </style:style>
    <style:style style:name="pr2" style:family="presentation" style:parent-style-name="lyt-bluegrey-outline1">
      <style:graphic-properties fo:min-height="13.86cm"/>
    </style:style>
    <style:style style:name="pr3" style:family="presentation" style:parent-style-name="lyt-bluegrey-notes">
      <style:graphic-properties draw:fill-color="#ffffff" fo:min-height="13.364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2 – INFOX (Data Transfer)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oal: </text:p>
                <text:list>
                  <text:list-item>
                    <text:p>Transferring <text:span text:style-name="T1">information </text:span><text:span text:style-name="T2">and</text:span><text:span text:style-name="T1"> files</text:span> between institutions</text:p>
                  </text:list-item>
                  <text:list-item>
                    <text:p>Keeping it simple and easy to use</text:p>
                  </text:list-item>
                  <text:list-item>
                    <text:p>Deploying an interface for other modules</text:p>
                  </text:list-item>
                </text:list>
              </text:list-item>
              <text:list-item>
                <text:p>Used technologies:</text:p>
                <text:list>
                  <text:list-item>
                    <text:p>PHP</text:p>
                  </text:list-item>
                  <text:list-item>
                    <text:p>cURL library</text:p>
                  </text:list-item>
                  <text:list-item>
                    <text:p>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P2 – INFOX (Security)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oal:</text:p>
                <text:list>
                  <text:list-item>
                    <text:p>Encryption of all transferred data</text:p>
                  </text:list-item>
                  <text:list-item>
                    <text:p>Secure transfer between institution</text:p>
                  </text:list-item>
                  <text:list-item>
                    <text:p>Restricted to authorized users only</text:p>
                  </text:list-item>
                </text:list>
              </text:list-item>
              <text:list-item>
                <text:p>Used technologies:</text:p>
                <text:list>
                  <text:list-item>
                    <text:p>3DES encryption standard</text:p>
                  </text:list-item>
                  <text:list-item>
                    <text:p>Server sided SSL encryption with HTT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draw:frame presentation:style-name="pr1" draw:layer="layout" svg:width="25.199cm" svg:height="3.506cm" svg:x="1.4cm" svg:y="0.837cm" presentation:class="title">
          <draw:text-box>
            <text:p>P2 – INFOX (Achieved goals)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imple and powerful implementation using JSON and cUR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6-22T14:36:38.43</dc:date>
    <meta:editing-duration>PT2H17M58S</meta:editing-duration>
    <meta:editing-cycles>4</meta:editing-cycles>
    <meta:generator>LibreOffice/3.3$Win32 LibreOffice_project/330m19$Build-301</meta:generator>
    <meta:document-statistic meta:object-count="44"/>
  </office:meta>
</office:document-meta>
</file>